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D67033940034ACCF9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2" style:family="table-cell" style:parent-style-name="Default" style:data-style-name="N112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3.53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new_coffee_plus_cup" table:style-name="ta1">
        <table:shapes>
          <draw:frame draw:z-index="0" draw:style-name="gr1" draw:text-style-name="P1" svg:width="210.85mm" svg:height="211.17mm" svg:x="169.57mm" svg:y="68.79mm">
            <draw:object draw:notify-on-update-of-ranges="test_new_coffee_plus_cup.G1:test_new_coffee_plus_cup.G1 test_new_coffee_plus_cup.A2:test_new_coffee_plus_cup.A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Tare A&amp;B done! Add weight now…</text:p>
          </table:table-cell>
          <table:table-cell table:number-columns-repeated="4"/>
          <table:table-cell office:value-type="string" calcext:value-type="string">
            <text:p>weight (gra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:</text:p>
          </table:table-cell>
          <table:table-cell office:value-type="float" office:value="-0.321655398484" calcext:value-type="float">
            <text:p>-0.3</text:p>
          </table:table-cell>
          <table:table-cell office:value-type="string" calcext:value-type="string">
            <text:p>B:</text:p>
          </table:table-cell>
          <table:table-cell office:value-type="float" office:value="-1.93060498221" calcext:value-type="float">
            <text:p>-1.9</text:p>
          </table:table-cell>
          <table:table-cell office:value-type="string" calcext:value-type="string">
            <text:p>TOTAL:</text:p>
          </table:table-cell>
          <table:table-cell office:value-type="float" office:value="-2.25226038069" calcext:value-type="float">
            <text:p>-2.3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A:</text:p>
          </table:table-cell>
          <table:table-cell office:value-type="float" office:value="0.0286826469986" calcext:value-type="float">
            <text:p>0.0</text:p>
          </table:table-cell>
          <table:table-cell office:value-type="string" calcext:value-type="string">
            <text:p>B:</text:p>
          </table:table-cell>
          <table:table-cell office:value-type="float" office:value="0.809608540925" calcext:value-type="float">
            <text:p>0.8</text:p>
          </table:table-cell>
          <table:table-cell office:value-type="string" calcext:value-type="string">
            <text:p>TOTAL:</text:p>
          </table:table-cell>
          <table:table-cell office:value-type="float" office:value="0.838291187924" calcext:value-type="float">
            <text:p>0.8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A:</text:p>
          </table:table-cell>
          <table:table-cell office:value-type="float" office:value="3.41938127433" calcext:value-type="float">
            <text:p>3.4</text:p>
          </table:table-cell>
          <table:table-cell office:value-type="string" calcext:value-type="string">
            <text:p>B:</text:p>
          </table:table-cell>
          <table:table-cell office:value-type="float" office:value="-0.524911032028" calcext:value-type="float">
            <text:p>-0.5</text:p>
          </table:table-cell>
          <table:table-cell office:value-type="string" calcext:value-type="string">
            <text:p>TOTAL:</text:p>
          </table:table-cell>
          <table:table-cell office:value-type="float" office:value="2.8944702423" calcext:value-type="float">
            <text:p>2.9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A:</text:p>
          </table:table-cell>
          <table:table-cell office:value-type="float" office:value="2.87031346036" calcext:value-type="float">
            <text:p>2.9</text:p>
          </table:table-cell>
          <table:table-cell office:value-type="string" calcext:value-type="string">
            <text:p>B:</text:p>
          </table:table-cell>
          <table:table-cell office:value-type="float" office:value="-0.17793594306" calcext:value-type="float">
            <text:p>-0.2</text:p>
          </table:table-cell>
          <table:table-cell office:value-type="string" calcext:value-type="string">
            <text:p>TOTAL:</text:p>
          </table:table-cell>
          <table:table-cell office:value-type="float" office:value="2.6923775173" calcext:value-type="float">
            <text:p>2.7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A:</text:p>
          </table:table-cell>
          <table:table-cell office:value-type="float" office:value="3.20426142184" calcext:value-type="float">
            <text:p>3.2</text:p>
          </table:table-cell>
          <table:table-cell office:value-type="string" calcext:value-type="string">
            <text:p>B:</text:p>
          </table:table-cell>
          <table:table-cell office:value-type="float" office:value="0.889679715302" calcext:value-type="float">
            <text:p>0.9</text:p>
          </table:table-cell>
          <table:table-cell office:value-type="string" calcext:value-type="string">
            <text:p>TOTAL:</text:p>
          </table:table-cell>
          <table:table-cell office:value-type="float" office:value="4.09394113714" calcext:value-type="float">
            <text:p>4.1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A:</text:p>
          </table:table-cell>
          <table:table-cell office:value-type="float" office:value="2.41343986888" calcext:value-type="float">
            <text:p>2.4</text:p>
          </table:table-cell>
          <table:table-cell office:value-type="string" calcext:value-type="string">
            <text:p>B:</text:p>
          </table:table-cell>
          <table:table-cell office:value-type="float" office:value="0.498220640569" calcext:value-type="float">
            <text:p>0.5</text:p>
          </table:table-cell>
          <table:table-cell office:value-type="string" calcext:value-type="string">
            <text:p>TOTAL:</text:p>
          </table:table-cell>
          <table:table-cell office:value-type="float" office:value="2.91166050945" calcext:value-type="float">
            <text:p>2.9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A:</text:p>
          </table:table-cell>
          <table:table-cell office:value-type="float" office:value="-0.163900839992" calcext:value-type="float">
            <text:p>-0.2</text:p>
          </table:table-cell>
          <table:table-cell office:value-type="string" calcext:value-type="string">
            <text:p>B:</text:p>
          </table:table-cell>
          <table:table-cell office:value-type="float" office:value="0.0889679715302" calcext:value-type="float">
            <text:p>0.1</text:p>
          </table:table-cell>
          <table:table-cell office:value-type="string" calcext:value-type="string">
            <text:p>TOTAL:</text:p>
          </table:table-cell>
          <table:table-cell office:value-type="float" office:value="-0.0749328684616" calcext:value-type="float">
            <text:p>-0.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A:</text:p>
          </table:table-cell>
          <table:table-cell office:value-type="float" office:value="-1.19442737144" calcext:value-type="float">
            <text:p>-1.2</text:p>
          </table:table-cell>
          <table:table-cell office:value-type="string" calcext:value-type="string">
            <text:p>B:</text:p>
          </table:table-cell>
          <table:table-cell office:value-type="float" office:value="-1.35231316726" calcext:value-type="float">
            <text:p>-1.4</text:p>
          </table:table-cell>
          <table:table-cell office:value-type="string" calcext:value-type="string">
            <text:p>TOTAL:</text:p>
          </table:table-cell>
          <table:table-cell office:value-type="float" office:value="-2.5467405387" calcext:value-type="float">
            <text:p>-2.5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A:</text:p>
          </table:table-cell>
          <table:table-cell office:value-type="float" office:value="-1.12681827494" calcext:value-type="float">
            <text:p>-1.1</text:p>
          </table:table-cell>
          <table:table-cell office:value-type="string" calcext:value-type="string">
            <text:p>B:</text:p>
          </table:table-cell>
          <table:table-cell office:value-type="float" office:value="0.951957295374" calcext:value-type="float">
            <text:p>1.0</text:p>
          </table:table-cell>
          <table:table-cell office:value-type="string" calcext:value-type="string">
            <text:p>TOTAL:</text:p>
          </table:table-cell>
          <table:table-cell office:value-type="float" office:value="-0.17486097957" calcext:value-type="float">
            <text:p>-0.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A:</text:p>
          </table:table-cell>
          <table:table-cell office:value-type="float" office:value="0.903503380455" calcext:value-type="float">
            <text:p>0.9</text:p>
          </table:table-cell>
          <table:table-cell office:value-type="string" calcext:value-type="string">
            <text:p>B:</text:p>
          </table:table-cell>
          <table:table-cell office:value-type="float" office:value="-0.791814946619" calcext:value-type="float">
            <text:p>-0.8</text:p>
          </table:table-cell>
          <table:table-cell office:value-type="string" calcext:value-type="string">
            <text:p>TOTAL:</text:p>
          </table:table-cell>
          <table:table-cell office:value-type="float" office:value="0.111688433836" calcext:value-type="float">
            <text:p>0.1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A:</text:p>
          </table:table-cell>
          <table:table-cell office:value-type="float" office:value="1.37881581643" calcext:value-type="float">
            <text:p>1.4</text:p>
          </table:table-cell>
          <table:table-cell office:value-type="string" calcext:value-type="string">
            <text:p>B:</text:p>
          </table:table-cell>
          <table:table-cell office:value-type="float" office:value="-0.017793594306" calcext:value-type="float">
            <text:p>0.0</text:p>
          </table:table-cell>
          <table:table-cell office:value-type="string" calcext:value-type="string">
            <text:p>TOTAL:</text:p>
          </table:table-cell>
          <table:table-cell office:value-type="float" office:value="1.36102222213" calcext:value-type="float">
            <text:p>1.4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A:</text:p>
          </table:table-cell>
          <table:table-cell office:value-type="float" office:value="3.44396640033" calcext:value-type="float">
            <text:p>3.4</text:p>
          </table:table-cell>
          <table:table-cell office:value-type="string" calcext:value-type="string">
            <text:p>B:</text:p>
          </table:table-cell>
          <table:table-cell office:value-type="float" office:value="0.266903914591" calcext:value-type="float">
            <text:p>0.3</text:p>
          </table:table-cell>
          <table:table-cell office:value-type="string" calcext:value-type="string">
            <text:p>TOTAL:</text:p>
          </table:table-cell>
          <table:table-cell office:value-type="float" office:value="3.71087031492" calcext:value-type="float">
            <text:p>3.7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A:</text:p>
          </table:table-cell>
          <table:table-cell office:value-type="float" office:value="4.61790616677" calcext:value-type="float">
            <text:p>4.6</text:p>
          </table:table-cell>
          <table:table-cell office:value-type="string" calcext:value-type="string">
            <text:p>B:</text:p>
          </table:table-cell>
          <table:table-cell office:value-type="float" office:value="0.685053380783" calcext:value-type="float">
            <text:p>0.7</text:p>
          </table:table-cell>
          <table:table-cell office:value-type="string" calcext:value-type="string">
            <text:p>TOTAL:</text:p>
          </table:table-cell>
          <table:table-cell office:value-type="float" office:value="5.30295954755" calcext:value-type="float">
            <text:p>5.3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A:</text:p>
          </table:table-cell>
          <table:table-cell office:value-type="float" office:value="4.31059209178" calcext:value-type="float">
            <text:p>4.3</text:p>
          </table:table-cell>
          <table:table-cell office:value-type="string" calcext:value-type="string">
            <text:p>B:</text:p>
          </table:table-cell>
          <table:table-cell office:value-type="float" office:value="0.738434163701" calcext:value-type="float">
            <text:p>0.7</text:p>
          </table:table-cell>
          <table:table-cell office:value-type="string" calcext:value-type="string">
            <text:p>TOTAL:</text:p>
          </table:table-cell>
          <table:table-cell office:value-type="float" office:value="5.04902625549" calcext:value-type="float">
            <text:p>5.0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A:</text:p>
          </table:table-cell>
          <table:table-cell office:value-type="float" office:value="0.817455439459" calcext:value-type="float">
            <text:p>0.8</text:p>
          </table:table-cell>
          <table:table-cell office:value-type="string" calcext:value-type="string">
            <text:p>B:</text:p>
          </table:table-cell>
          <table:table-cell office:value-type="float" office:value="-0.871886120996" calcext:value-type="float">
            <text:p>-0.9</text:p>
          </table:table-cell>
          <table:table-cell office:value-type="string" calcext:value-type="string">
            <text:p>TOTAL:</text:p>
          </table:table-cell>
          <table:table-cell office:value-type="float" office:value="-0.0544306815373" calcext:value-type="float">
            <text:p>-0.1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A:</text:p>
          </table:table-cell>
          <table:table-cell office:value-type="float" office:value="3.01167793485" calcext:value-type="float">
            <text:p>3.0</text:p>
          </table:table-cell>
          <table:table-cell office:value-type="string" calcext:value-type="string">
            <text:p>B:</text:p>
          </table:table-cell>
          <table:table-cell office:value-type="float" office:value="1.06761565836" calcext:value-type="float">
            <text:p>1.1</text:p>
          </table:table-cell>
          <table:table-cell office:value-type="string" calcext:value-type="string">
            <text:p>TOTAL:</text:p>
          </table:table-cell>
          <table:table-cell office:value-type="float" office:value="4.07929359321" calcext:value-type="float">
            <text:p>4.1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A:</text:p>
          </table:table-cell>
          <table:table-cell office:value-type="float" office:value="1.07150174145" calcext:value-type="float">
            <text:p>1.1</text:p>
          </table:table-cell>
          <table:table-cell office:value-type="string" calcext:value-type="string">
            <text:p>B:</text:p>
          </table:table-cell>
          <table:table-cell office:value-type="float" office:value="0.444839857651" calcext:value-type="float">
            <text:p>0.4</text:p>
          </table:table-cell>
          <table:table-cell office:value-type="string" calcext:value-type="string">
            <text:p>TOTAL:</text:p>
          </table:table-cell>
          <table:table-cell office:value-type="float" office:value="1.5163415991" calcext:value-type="float">
            <text:p>1.5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A:</text:p>
          </table:table-cell>
          <table:table-cell office:value-type="float" office:value="2.15939356689" calcext:value-type="float">
            <text:p>2.2</text:p>
          </table:table-cell>
          <table:table-cell office:value-type="string" calcext:value-type="string">
            <text:p>B:</text:p>
          </table:table-cell>
          <table:table-cell office:value-type="float" office:value="2.01957295374" calcext:value-type="float">
            <text:p>2.0</text:p>
          </table:table-cell>
          <table:table-cell office:value-type="string" calcext:value-type="string">
            <text:p>TOTAL:</text:p>
          </table:table-cell>
          <table:table-cell office:value-type="float" office:value="4.17896652063" calcext:value-type="float">
            <text:p>4.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A:</text:p>
          </table:table-cell>
          <table:table-cell office:value-type="float" office:value="-0.102438024995" calcext:value-type="float">
            <text:p>-0.1</text:p>
          </table:table-cell>
          <table:table-cell office:value-type="string" calcext:value-type="string">
            <text:p>B:</text:p>
          </table:table-cell>
          <table:table-cell office:value-type="float" office:value="1.18327402135" calcext:value-type="float">
            <text:p>1.2</text:p>
          </table:table-cell>
          <table:table-cell office:value-type="string" calcext:value-type="string">
            <text:p>TOTAL:</text:p>
          </table:table-cell>
          <table:table-cell office:value-type="float" office:value="1.08083599636" calcext:value-type="float">
            <text:p>1.1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A:</text:p>
          </table:table-cell>
          <table:table-cell office:value-type="float" office:value="-1.15550092194" calcext:value-type="float">
            <text:p>-1.2</text:p>
          </table:table-cell>
          <table:table-cell office:value-type="string" calcext:value-type="string">
            <text:p>B:</text:p>
          </table:table-cell>
          <table:table-cell office:value-type="float" office:value="-0.38256227758" calcext:value-type="float">
            <text:p>-0.4</text:p>
          </table:table-cell>
          <table:table-cell office:value-type="string" calcext:value-type="string">
            <text:p>TOTAL:</text:p>
          </table:table-cell>
          <table:table-cell office:value-type="float" office:value="-1.53806319952" calcext:value-type="float">
            <text:p>-1.5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A:</text:p>
          </table:table-cell>
          <table:table-cell office:value-type="float" office:value="-1.21286621594" calcext:value-type="float">
            <text:p>-1.2</text:p>
          </table:table-cell>
          <table:table-cell office:value-type="string" calcext:value-type="string">
            <text:p>B:</text:p>
          </table:table-cell>
          <table:table-cell office:value-type="float" office:value="1.42348754448" calcext:value-type="float">
            <text:p>1.4</text:p>
          </table:table-cell>
          <table:table-cell office:value-type="string" calcext:value-type="string">
            <text:p>TOTAL:</text:p>
          </table:table-cell>
          <table:table-cell office:value-type="float" office:value="0.210621328545" calcext:value-type="float">
            <text:p>0.2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A:</text:p>
          </table:table-cell>
          <table:table-cell office:value-type="float" office:value="-0.524482687974" calcext:value-type="float">
            <text:p>-0.5</text:p>
          </table:table-cell>
          <table:table-cell office:value-type="string" calcext:value-type="string">
            <text:p>B:</text:p>
          </table:table-cell>
          <table:table-cell office:value-type="float" office:value="1.55693950178" calcext:value-type="float">
            <text:p>1.6</text:p>
          </table:table-cell>
          <table:table-cell office:value-type="string" calcext:value-type="string">
            <text:p>TOTAL:</text:p>
          </table:table-cell>
          <table:table-cell office:value-type="float" office:value="1.03245681381" calcext:value-type="float">
            <text:p>1.0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A:</text:p>
          </table:table-cell>
          <table:table-cell office:value-type="float" office:value="-0.163900839992" calcext:value-type="float">
            <text:p>-0.2</text:p>
          </table:table-cell>
          <table:table-cell office:value-type="string" calcext:value-type="string">
            <text:p>B:</text:p>
          </table:table-cell>
          <table:table-cell office:value-type="float" office:value="1.38790035587" calcext:value-type="float">
            <text:p>1.4</text:p>
          </table:table-cell>
          <table:table-cell office:value-type="string" calcext:value-type="string">
            <text:p>TOTAL:</text:p>
          </table:table-cell>
          <table:table-cell office:value-type="float" office:value="1.22399951588" calcext:value-type="float">
            <text:p>1.2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A:</text:p>
          </table:table-cell>
          <table:table-cell office:value-type="float" office:value="-0.040975209998" calcext:value-type="float">
            <text:p>0.0</text:p>
          </table:table-cell>
          <table:table-cell office:value-type="string" calcext:value-type="string">
            <text:p>B:</text:p>
          </table:table-cell>
          <table:table-cell office:value-type="float" office:value="0.346975088968" calcext:value-type="float">
            <text:p>0.3</text:p>
          </table:table-cell>
          <table:table-cell office:value-type="string" calcext:value-type="string">
            <text:p>TOTAL:</text:p>
          </table:table-cell>
          <table:table-cell office:value-type="float" office:value="0.30599987897" calcext:value-type="float">
            <text:p>0.3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A:</text:p>
          </table:table-cell>
          <table:table-cell office:value-type="float" office:value="0.233558696988" calcext:value-type="float">
            <text:p>0.2</text:p>
          </table:table-cell>
          <table:table-cell office:value-type="string" calcext:value-type="string">
            <text:p>B:</text:p>
          </table:table-cell>
          <table:table-cell office:value-type="float" office:value="1.3256227758" calcext:value-type="float">
            <text:p>1.3</text:p>
          </table:table-cell>
          <table:table-cell office:value-type="string" calcext:value-type="string">
            <text:p>TOTAL:</text:p>
          </table:table-cell>
          <table:table-cell office:value-type="float" office:value="1.55918147279" calcext:value-type="float">
            <text:p>1.6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A:</text:p>
          </table:table-cell>
          <table:table-cell office:value-type="float" office:value="-0.710919893464" calcext:value-type="float">
            <text:p>-0.7</text:p>
          </table:table-cell>
          <table:table-cell office:value-type="string" calcext:value-type="string">
            <text:p>B:</text:p>
          </table:table-cell>
          <table:table-cell office:value-type="float" office:value="1.29003558719" calcext:value-type="float">
            <text:p>1.3</text:p>
          </table:table-cell>
          <table:table-cell office:value-type="string" calcext:value-type="string">
            <text:p>TOTAL:</text:p>
          </table:table-cell>
          <table:table-cell office:value-type="float" office:value="0.579115693724" calcext:value-type="float">
            <text:p>0.6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A:</text:p>
          </table:table-cell>
          <table:table-cell office:value-type="float" office:value="-0.0102438024995" calcext:value-type="float">
            <text:p>0.0</text:p>
          </table:table-cell>
          <table:table-cell office:value-type="string" calcext:value-type="string">
            <text:p>B:</text:p>
          </table:table-cell>
          <table:table-cell office:value-type="float" office:value="1.00533807829" calcext:value-type="float">
            <text:p>1.0</text:p>
          </table:table-cell>
          <table:table-cell office:value-type="string" calcext:value-type="string">
            <text:p>TOTAL:</text:p>
          </table:table-cell>
          <table:table-cell office:value-type="float" office:value="0.995094275792" calcext:value-type="float">
            <text:p>1.0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A:</text:p>
          </table:table-cell>
          <table:table-cell office:value-type="float" office:value="-0.612579389469" calcext:value-type="float">
            <text:p>-0.6</text:p>
          </table:table-cell>
          <table:table-cell office:value-type="string" calcext:value-type="string">
            <text:p>B:</text:p>
          </table:table-cell>
          <table:table-cell office:value-type="float" office:value="0.951957295374" calcext:value-type="float">
            <text:p>1.0</text:p>
          </table:table-cell>
          <table:table-cell office:value-type="string" calcext:value-type="string">
            <text:p>TOTAL:</text:p>
          </table:table-cell>
          <table:table-cell office:value-type="float" office:value="0.339377905904" calcext:value-type="float">
            <text:p>0.3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A:</text:p>
          </table:table-cell>
          <table:table-cell office:value-type="float" office:value="-0.309362835485" calcext:value-type="float">
            <text:p>-0.3</text:p>
          </table:table-cell>
          <table:table-cell office:value-type="string" calcext:value-type="string">
            <text:p>B:</text:p>
          </table:table-cell>
          <table:table-cell office:value-type="float" office:value="0.578291814947" calcext:value-type="float">
            <text:p>0.6</text:p>
          </table:table-cell>
          <table:table-cell office:value-type="string" calcext:value-type="string">
            <text:p>TOTAL:</text:p>
          </table:table-cell>
          <table:table-cell office:value-type="float" office:value="0.268928979462" calcext:value-type="float">
            <text:p>0.3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A:</text:p>
          </table:table-cell>
          <table:table-cell office:value-type="float" office:value="-0.288875230486" calcext:value-type="float">
            <text:p>-0.3</text:p>
          </table:table-cell>
          <table:table-cell office:value-type="string" calcext:value-type="string">
            <text:p>B:</text:p>
          </table:table-cell>
          <table:table-cell office:value-type="float" office:value="664.822064057" calcext:value-type="float">
            <text:p>664.8</text:p>
          </table:table-cell>
          <table:table-cell office:value-type="string" calcext:value-type="string">
            <text:p>TOTAL:</text:p>
          </table:table-cell>
          <table:table-cell office:value-type="float" office:value="664.533188826" calcext:value-type="float">
            <text:p>664.5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A:</text:p>
          </table:table-cell>
          <table:table-cell office:value-type="float" office:value="1373.73284163" calcext:value-type="float">
            <text:p>1373.7</text:p>
          </table:table-cell>
          <table:table-cell office:value-type="string" calcext:value-type="string">
            <text:p>B:</text:p>
          </table:table-cell>
          <table:table-cell office:value-type="float" office:value="1200.20462633" calcext:value-type="float">
            <text:p>1200.2</text:p>
          </table:table-cell>
          <table:table-cell office:value-type="string" calcext:value-type="string">
            <text:p>TOTAL:</text:p>
          </table:table-cell>
          <table:table-cell office:value-type="float" office:value="2573.93746797" calcext:value-type="float">
            <text:p>2573.9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A:</text:p>
          </table:table-cell>
          <table:table-cell office:value-type="float" office:value="1375.41692276" calcext:value-type="float">
            <text:p>1375.4</text:p>
          </table:table-cell>
          <table:table-cell office:value-type="string" calcext:value-type="string">
            <text:p>B:</text:p>
          </table:table-cell>
          <table:table-cell office:value-type="float" office:value="1230.47153025" calcext:value-type="float">
            <text:p>1230.5</text:p>
          </table:table-cell>
          <table:table-cell office:value-type="string" calcext:value-type="string">
            <text:p>TOTAL:</text:p>
          </table:table-cell>
          <table:table-cell office:value-type="float" office:value="2605.88845301" calcext:value-type="float">
            <text:p>2605.9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A:</text:p>
          </table:table-cell>
          <table:table-cell office:value-type="float" office:value="1377.60499898" calcext:value-type="float">
            <text:p>1377.6</text:p>
          </table:table-cell>
          <table:table-cell office:value-type="string" calcext:value-type="string">
            <text:p>B:</text:p>
          </table:table-cell>
          <table:table-cell office:value-type="float" office:value="1227.43772242" calcext:value-type="float">
            <text:p>1227.4</text:p>
          </table:table-cell>
          <table:table-cell office:value-type="string" calcext:value-type="string">
            <text:p>TOTAL:</text:p>
          </table:table-cell>
          <table:table-cell office:value-type="float" office:value="2605.0427214" calcext:value-type="float">
            <text:p>2605.0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A:</text:p>
          </table:table-cell>
          <table:table-cell office:value-type="float" office:value="1359.16820324" calcext:value-type="float">
            <text:p>1359.2</text:p>
          </table:table-cell>
          <table:table-cell office:value-type="string" calcext:value-type="string">
            <text:p>B:</text:p>
          </table:table-cell>
          <table:table-cell office:value-type="float" office:value="1215.72064057" calcext:value-type="float">
            <text:p>1215.7</text:p>
          </table:table-cell>
          <table:table-cell office:value-type="string" calcext:value-type="string">
            <text:p>TOTAL:</text:p>
          </table:table-cell>
          <table:table-cell office:value-type="float" office:value="2574.88884381" calcext:value-type="float">
            <text:p>2574.9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A:</text:p>
          </table:table-cell>
          <table:table-cell office:value-type="float" office:value="1360.98955132" calcext:value-type="float">
            <text:p>1361.0</text:p>
          </table:table-cell>
          <table:table-cell office:value-type="string" calcext:value-type="string">
            <text:p>B:</text:p>
          </table:table-cell>
          <table:table-cell office:value-type="float" office:value="1215.36476868" calcext:value-type="float">
            <text:p>1215.4</text:p>
          </table:table-cell>
          <table:table-cell office:value-type="string" calcext:value-type="string">
            <text:p>TOTAL:</text:p>
          </table:table-cell>
          <table:table-cell office:value-type="float" office:value="2576.35432" calcext:value-type="float">
            <text:p>2576.4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A:</text:p>
          </table:table-cell>
          <table:table-cell office:value-type="float" office:value="1373.55459947" calcext:value-type="float">
            <text:p>1373.6</text:p>
          </table:table-cell>
          <table:table-cell office:value-type="string" calcext:value-type="string">
            <text:p>B:</text:p>
          </table:table-cell>
          <table:table-cell office:value-type="float" office:value="1218.38078292" calcext:value-type="float">
            <text:p>1218.4</text:p>
          </table:table-cell>
          <table:table-cell office:value-type="string" calcext:value-type="string">
            <text:p>TOTAL:</text:p>
          </table:table-cell>
          <table:table-cell office:value-type="float" office:value="2591.93538239" calcext:value-type="float">
            <text:p>2591.9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A:</text:p>
          </table:table-cell>
          <table:table-cell office:value-type="float" office:value="1372.92972751" calcext:value-type="float">
            <text:p>1372.9</text:p>
          </table:table-cell>
          <table:table-cell office:value-type="string" calcext:value-type="string">
            <text:p>B:</text:p>
          </table:table-cell>
          <table:table-cell office:value-type="float" office:value="1217.39323843" calcext:value-type="float">
            <text:p>1217.4</text:p>
          </table:table-cell>
          <table:table-cell office:value-type="string" calcext:value-type="string">
            <text:p>TOTAL:</text:p>
          </table:table-cell>
          <table:table-cell office:value-type="float" office:value="2590.32296595" calcext:value-type="float">
            <text:p>2590.3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A:</text:p>
          </table:table-cell>
          <table:table-cell office:value-type="float" office:value="1367.44519566" calcext:value-type="float">
            <text:p>1367.4</text:p>
          </table:table-cell>
          <table:table-cell office:value-type="string" calcext:value-type="string">
            <text:p>B:</text:p>
          </table:table-cell>
          <table:table-cell office:value-type="float" office:value="1217.04626335" calcext:value-type="float">
            <text:p>1217.0</text:p>
          </table:table-cell>
          <table:table-cell office:value-type="string" calcext:value-type="string">
            <text:p>TOTAL:</text:p>
          </table:table-cell>
          <table:table-cell office:value-type="float" office:value="2584.491459" calcext:value-type="float">
            <text:p>2584.5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A:</text:p>
          </table:table-cell>
          <table:table-cell office:value-type="float" office:value="1367.45953698" calcext:value-type="float">
            <text:p>1367.5</text:p>
          </table:table-cell>
          <table:table-cell office:value-type="string" calcext:value-type="string">
            <text:p>B:</text:p>
          </table:table-cell>
          <table:table-cell office:value-type="float" office:value="1218.86120996" calcext:value-type="float">
            <text:p>1218.9</text:p>
          </table:table-cell>
          <table:table-cell office:value-type="string" calcext:value-type="string">
            <text:p>TOTAL:</text:p>
          </table:table-cell>
          <table:table-cell office:value-type="float" office:value="2586.32074694" calcext:value-type="float">
            <text:p>2586.3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A:</text:p>
          </table:table-cell>
          <table:table-cell office:value-type="float" office:value="1368.92235198" calcext:value-type="float">
            <text:p>1368.9</text:p>
          </table:table-cell>
          <table:table-cell office:value-type="string" calcext:value-type="string">
            <text:p>B:</text:p>
          </table:table-cell>
          <table:table-cell office:value-type="float" office:value="1218.54982206" calcext:value-type="float">
            <text:p>1218.5</text:p>
          </table:table-cell>
          <table:table-cell office:value-type="string" calcext:value-type="string">
            <text:p>TOTAL:</text:p>
          </table:table-cell>
          <table:table-cell office:value-type="float" office:value="2587.47217404" calcext:value-type="float">
            <text:p>2587.5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A:</text:p>
          </table:table-cell>
          <table:table-cell office:value-type="float" office:value="1369.13542307" calcext:value-type="float">
            <text:p>1369.1</text:p>
          </table:table-cell>
          <table:table-cell office:value-type="string" calcext:value-type="string">
            <text:p>B:</text:p>
          </table:table-cell>
          <table:table-cell office:value-type="float" office:value="1219.6975089" calcext:value-type="float">
            <text:p>1219.7</text:p>
          </table:table-cell>
          <table:table-cell office:value-type="string" calcext:value-type="string">
            <text:p>TOTAL:</text:p>
          </table:table-cell>
          <table:table-cell office:value-type="float" office:value="2588.83293197" calcext:value-type="float">
            <text:p>2588.8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A:</text:p>
          </table:table-cell>
          <table:table-cell office:value-type="float" office:value="1368.45728334" calcext:value-type="float">
            <text:p>1368.5</text:p>
          </table:table-cell>
          <table:table-cell office:value-type="string" calcext:value-type="string">
            <text:p>B:</text:p>
          </table:table-cell>
          <table:table-cell office:value-type="float" office:value="1220.18683274" calcext:value-type="float">
            <text:p>1220.2</text:p>
          </table:table-cell>
          <table:table-cell office:value-type="string" calcext:value-type="string">
            <text:p>TOTAL:</text:p>
          </table:table-cell>
          <table:table-cell office:value-type="float" office:value="2588.64411608" calcext:value-type="float">
            <text:p>2588.6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A:</text:p>
          </table:table-cell>
          <table:table-cell office:value-type="float" office:value="1368.2626511" calcext:value-type="float">
            <text:p>1368.3</text:p>
          </table:table-cell>
          <table:table-cell office:value-type="string" calcext:value-type="string">
            <text:p>B:</text:p>
          </table:table-cell>
          <table:table-cell office:value-type="float" office:value="1219.72419929" calcext:value-type="float">
            <text:p>1219.7</text:p>
          </table:table-cell>
          <table:table-cell office:value-type="string" calcext:value-type="string">
            <text:p>TOTAL:</text:p>
          </table:table-cell>
          <table:table-cell office:value-type="float" office:value="2587.98685038" calcext:value-type="float">
            <text:p>2588.0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A:</text:p>
          </table:table-cell>
          <table:table-cell office:value-type="float" office:value="1382.90514239" calcext:value-type="float">
            <text:p>1382.9</text:p>
          </table:table-cell>
          <table:table-cell office:value-type="string" calcext:value-type="string">
            <text:p>B:</text:p>
          </table:table-cell>
          <table:table-cell office:value-type="float" office:value="1212.78469751" calcext:value-type="float">
            <text:p>1212.8</text:p>
          </table:table-cell>
          <table:table-cell office:value-type="string" calcext:value-type="string">
            <text:p>TOTAL:</text:p>
          </table:table-cell>
          <table:table-cell office:value-type="float" office:value="2595.6898399" calcext:value-type="float">
            <text:p>2595.7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A:</text:p>
          </table:table-cell>
          <table:table-cell office:value-type="float" office:value="3525.34931367" calcext:value-type="float">
            <text:p>3525.3</text:p>
          </table:table-cell>
          <table:table-cell office:value-type="string" calcext:value-type="string">
            <text:p>B:</text:p>
          </table:table-cell>
          <table:table-cell office:value-type="float" office:value="5415.82740214" calcext:value-type="float">
            <text:p>5415.8</text:p>
          </table:table-cell>
          <table:table-cell office:value-type="string" calcext:value-type="string">
            <text:p>TOTAL:</text:p>
          </table:table-cell>
          <table:table-cell office:value-type="float" office:value="8941.1767158" calcext:value-type="float">
            <text:p>8941.2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A:</text:p>
          </table:table-cell>
          <table:table-cell office:value-type="float" office:value="4470.50399508" calcext:value-type="float">
            <text:p>4470.5</text:p>
          </table:table-cell>
          <table:table-cell office:value-type="string" calcext:value-type="string">
            <text:p>B:</text:p>
          </table:table-cell>
          <table:table-cell office:value-type="float" office:value="5192.11743772" calcext:value-type="float">
            <text:p>5192.1</text:p>
          </table:table-cell>
          <table:table-cell office:value-type="string" calcext:value-type="string">
            <text:p>TOTAL:</text:p>
          </table:table-cell>
          <table:table-cell office:value-type="float" office:value="9662.62143281" calcext:value-type="float">
            <text:p>9662.6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A:</text:p>
          </table:table-cell>
          <table:table-cell office:value-type="float" office:value="1343.90083999" calcext:value-type="float">
            <text:p>1343.9</text:p>
          </table:table-cell>
          <table:table-cell office:value-type="string" calcext:value-type="string">
            <text:p>B:</text:p>
          </table:table-cell>
          <table:table-cell office:value-type="float" office:value="2474.15480427" calcext:value-type="float">
            <text:p>2474.2</text:p>
          </table:table-cell>
          <table:table-cell office:value-type="string" calcext:value-type="string">
            <text:p>TOTAL:</text:p>
          </table:table-cell>
          <table:table-cell office:value-type="float" office:value="3818.05564426" calcext:value-type="float">
            <text:p>3818.1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A:</text:p>
          </table:table-cell>
          <table:table-cell office:value-type="float" office:value="3742.02622413" calcext:value-type="float">
            <text:p>3742.0</text:p>
          </table:table-cell>
          <table:table-cell office:value-type="string" calcext:value-type="string">
            <text:p>B:</text:p>
          </table:table-cell>
          <table:table-cell office:value-type="float" office:value="4460.26690391" calcext:value-type="float">
            <text:p>4460.3</text:p>
          </table:table-cell>
          <table:table-cell office:value-type="string" calcext:value-type="string">
            <text:p>TOTAL:</text:p>
          </table:table-cell>
          <table:table-cell office:value-type="float" office:value="8202.29312805" calcext:value-type="float">
            <text:p>8202.3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A:</text:p>
          </table:table-cell>
          <table:table-cell office:value-type="float" office:value="3437.69104692" calcext:value-type="float">
            <text:p>3437.7</text:p>
          </table:table-cell>
          <table:table-cell office:value-type="string" calcext:value-type="string">
            <text:p>B:</text:p>
          </table:table-cell>
          <table:table-cell office:value-type="float" office:value="1478.10498221" calcext:value-type="float">
            <text:p>1478.1</text:p>
          </table:table-cell>
          <table:table-cell office:value-type="string" calcext:value-type="string">
            <text:p>TOTAL:</text:p>
          </table:table-cell>
          <table:table-cell office:value-type="float" office:value="4915.79602912" calcext:value-type="float">
            <text:p>4915.8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A:</text:p>
          </table:table-cell>
          <table:table-cell office:value-type="float" office:value="1281.17803729" calcext:value-type="float">
            <text:p>1281.2</text:p>
          </table:table-cell>
          <table:table-cell office:value-type="string" calcext:value-type="string">
            <text:p>B:</text:p>
          </table:table-cell>
          <table:table-cell office:value-type="float" office:value="1129.76868327" calcext:value-type="float">
            <text:p>1129.8</text:p>
          </table:table-cell>
          <table:table-cell office:value-type="string" calcext:value-type="string">
            <text:p>TOTAL:</text:p>
          </table:table-cell>
          <table:table-cell office:value-type="float" office:value="2410.94672056" calcext:value-type="float">
            <text:p>2410.9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A:</text:p>
          </table:table-cell>
          <table:table-cell office:value-type="float" office:value="1281.90534726" calcext:value-type="float">
            <text:p>1281.9</text:p>
          </table:table-cell>
          <table:table-cell office:value-type="string" calcext:value-type="string">
            <text:p>B:</text:p>
          </table:table-cell>
          <table:table-cell office:value-type="float" office:value="1130.88078292" calcext:value-type="float">
            <text:p>1130.9</text:p>
          </table:table-cell>
          <table:table-cell office:value-type="string" calcext:value-type="string">
            <text:p>TOTAL:</text:p>
          </table:table-cell>
          <table:table-cell office:value-type="float" office:value="2412.78613018" calcext:value-type="float">
            <text:p>2412.8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A:</text:p>
          </table:table-cell>
          <table:table-cell office:value-type="float" office:value="1282.24339275" calcext:value-type="float">
            <text:p>1282.2</text:p>
          </table:table-cell>
          <table:table-cell office:value-type="string" calcext:value-type="string">
            <text:p>B:</text:p>
          </table:table-cell>
          <table:table-cell office:value-type="float" office:value="1129.67081851" calcext:value-type="float">
            <text:p>1129.7</text:p>
          </table:table-cell>
          <table:table-cell office:value-type="string" calcext:value-type="string">
            <text:p>TOTAL:</text:p>
          </table:table-cell>
          <table:table-cell office:value-type="float" office:value="2411.91421125" calcext:value-type="float">
            <text:p>2411.9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A:</text:p>
          </table:table-cell>
          <table:table-cell office:value-type="float" office:value="1282.54251178" calcext:value-type="float">
            <text:p>1282.5</text:p>
          </table:table-cell>
          <table:table-cell office:value-type="string" calcext:value-type="string">
            <text:p>B:</text:p>
          </table:table-cell>
          <table:table-cell office:value-type="float" office:value="1129.03914591" calcext:value-type="float">
            <text:p>1129.0</text:p>
          </table:table-cell>
          <table:table-cell office:value-type="string" calcext:value-type="string">
            <text:p>TOTAL:</text:p>
          </table:table-cell>
          <table:table-cell office:value-type="float" office:value="2411.58165769" calcext:value-type="float">
            <text:p>2411.6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A:</text:p>
          </table:table-cell>
          <table:table-cell office:value-type="float" office:value="1282.67363245" calcext:value-type="float">
            <text:p>1282.7</text:p>
          </table:table-cell>
          <table:table-cell office:value-type="string" calcext:value-type="string">
            <text:p>B:</text:p>
          </table:table-cell>
          <table:table-cell office:value-type="float" office:value="1128.77224199" calcext:value-type="float">
            <text:p>1128.8</text:p>
          </table:table-cell>
          <table:table-cell office:value-type="string" calcext:value-type="string">
            <text:p>TOTAL:</text:p>
          </table:table-cell>
          <table:table-cell office:value-type="float" office:value="2411.44587445" calcext:value-type="float">
            <text:p>2411.4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A:</text:p>
          </table:table-cell>
          <table:table-cell office:value-type="float" office:value="1281.5713993" calcext:value-type="float">
            <text:p>1281.6</text:p>
          </table:table-cell>
          <table:table-cell office:value-type="string" calcext:value-type="string">
            <text:p>B:</text:p>
          </table:table-cell>
          <table:table-cell office:value-type="float" office:value="1128.78113879" calcext:value-type="float">
            <text:p>1128.8</text:p>
          </table:table-cell>
          <table:table-cell office:value-type="string" calcext:value-type="string">
            <text:p>TOTAL:</text:p>
          </table:table-cell>
          <table:table-cell office:value-type="float" office:value="2410.35253809" calcext:value-type="float">
            <text:p>2410.4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A:</text:p>
          </table:table-cell>
          <table:table-cell office:value-type="float" office:value="1283.00962917" calcext:value-type="float">
            <text:p>1283.0</text:p>
          </table:table-cell>
          <table:table-cell office:value-type="string" calcext:value-type="string">
            <text:p>B:</text:p>
          </table:table-cell>
          <table:table-cell office:value-type="float" office:value="1128.46975089" calcext:value-type="float">
            <text:p>1128.5</text:p>
          </table:table-cell>
          <table:table-cell office:value-type="string" calcext:value-type="string">
            <text:p>TOTAL:</text:p>
          </table:table-cell>
          <table:table-cell office:value-type="float" office:value="2411.47938006" calcext:value-type="float">
            <text:p>2411.5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A:</text:p>
          </table:table-cell>
          <table:table-cell office:value-type="float" office:value="1282.77402172" calcext:value-type="float">
            <text:p>1282.8</text:p>
          </table:table-cell>
          <table:table-cell office:value-type="string" calcext:value-type="string">
            <text:p>B:</text:p>
          </table:table-cell>
          <table:table-cell office:value-type="float" office:value="1130.26690391" calcext:value-type="float">
            <text:p>1130.3</text:p>
          </table:table-cell>
          <table:table-cell office:value-type="string" calcext:value-type="string">
            <text:p>TOTAL:</text:p>
          </table:table-cell>
          <table:table-cell office:value-type="float" office:value="2413.04092563" calcext:value-type="float">
            <text:p>2413.0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A:</text:p>
          </table:table-cell>
          <table:table-cell office:value-type="float" office:value="1280.53062897" calcext:value-type="float">
            <text:p>1280.5</text:p>
          </table:table-cell>
          <table:table-cell office:value-type="string" calcext:value-type="string">
            <text:p>B:</text:p>
          </table:table-cell>
          <table:table-cell office:value-type="float" office:value="1130.50711744" calcext:value-type="float">
            <text:p>1130.5</text:p>
          </table:table-cell>
          <table:table-cell office:value-type="string" calcext:value-type="string">
            <text:p>TOTAL:</text:p>
          </table:table-cell>
          <table:table-cell office:value-type="float" office:value="2411.03774641" calcext:value-type="float">
            <text:p>2411.0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A:</text:p>
          </table:table-cell>
          <table:table-cell office:value-type="float" office:value="1.32349928293" calcext:value-type="float">
            <text:p>1.3</text:p>
          </table:table-cell>
          <table:table-cell office:value-type="string" calcext:value-type="string">
            <text:p>B:</text:p>
          </table:table-cell>
          <table:table-cell office:value-type="float" office:value="3.22953736655" calcext:value-type="float">
            <text:p>3.2</text:p>
          </table:table-cell>
          <table:table-cell office:value-type="string" calcext:value-type="string">
            <text:p>TOTAL:</text:p>
          </table:table-cell>
          <table:table-cell office:value-type="float" office:value="4.55303664948" calcext:value-type="float">
            <text:p>4.6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A:</text:p>
          </table:table-cell>
          <table:table-cell office:value-type="float" office:value="-2.62446220037" calcext:value-type="float">
            <text:p>-2.6</text:p>
          </table:table-cell>
          <table:table-cell office:value-type="string" calcext:value-type="string">
            <text:p>B:</text:p>
          </table:table-cell>
          <table:table-cell office:value-type="float" office:value="1.72597864769" calcext:value-type="float">
            <text:p>1.7</text:p>
          </table:table-cell>
          <table:table-cell office:value-type="string" calcext:value-type="string">
            <text:p>TOTAL:</text:p>
          </table:table-cell>
          <table:table-cell office:value-type="float" office:value="-0.898483552682" calcext:value-type="float">
            <text:p>-0.9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A:</text:p>
          </table:table-cell>
          <table:table-cell office:value-type="float" office:value="0.960868674452" calcext:value-type="float">
            <text:p>1.0</text:p>
          </table:table-cell>
          <table:table-cell office:value-type="string" calcext:value-type="string">
            <text:p>B:</text:p>
          </table:table-cell>
          <table:table-cell office:value-type="float" office:value="2.91814946619" calcext:value-type="float">
            <text:p>2.9</text:p>
          </table:table-cell>
          <table:table-cell office:value-type="string" calcext:value-type="string">
            <text:p>TOTAL:</text:p>
          </table:table-cell>
          <table:table-cell office:value-type="float" office:value="3.87901814064" calcext:value-type="float">
            <text:p>3.9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A:</text:p>
          </table:table-cell>
          <table:table-cell office:value-type="float" office:value="-1.33784060643" calcext:value-type="float">
            <text:p>-1.3</text:p>
          </table:table-cell>
          <table:table-cell office:value-type="string" calcext:value-type="string">
            <text:p>B:</text:p>
          </table:table-cell>
          <table:table-cell office:value-type="float" office:value="1.33451957295" calcext:value-type="float">
            <text:p>1.3</text:p>
          </table:table-cell>
          <table:table-cell office:value-type="string" calcext:value-type="string">
            <text:p>TOTAL:</text:p>
          </table:table-cell>
          <table:table-cell office:value-type="float" office:value="-0.00332103347937" calcext:value-type="float">
            <text:p>0.0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A:</text:p>
          </table:table-cell>
          <table:table-cell office:value-type="float" office:value="-2.53226797787" calcext:value-type="float">
            <text:p>-2.5</text:p>
          </table:table-cell>
          <table:table-cell office:value-type="string" calcext:value-type="string">
            <text:p>B:</text:p>
          </table:table-cell>
          <table:table-cell office:value-type="float" office:value="1.59252669039" calcext:value-type="float">
            <text:p>1.6</text:p>
          </table:table-cell>
          <table:table-cell office:value-type="string" calcext:value-type="string">
            <text:p>TOTAL:</text:p>
          </table:table-cell>
          <table:table-cell office:value-type="float" office:value="-0.939741287482" calcext:value-type="float">
            <text:p>-0.9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A:</text:p>
          </table:table-cell>
          <table:table-cell office:value-type="float" office:value="-1.22106125794" calcext:value-type="float">
            <text:p>-1.2</text:p>
          </table:table-cell>
          <table:table-cell office:value-type="string" calcext:value-type="string">
            <text:p>B:</text:p>
          </table:table-cell>
          <table:table-cell office:value-type="float" office:value="0.76512455516" calcext:value-type="float">
            <text:p>0.8</text:p>
          </table:table-cell>
          <table:table-cell office:value-type="string" calcext:value-type="string">
            <text:p>TOTAL:</text:p>
          </table:table-cell>
          <table:table-cell office:value-type="float" office:value="-0.455936702779" calcext:value-type="float">
            <text:p>-0.5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A:</text:p>
          </table:table-cell>
          <table:table-cell office:value-type="float" office:value="-0.0040975209998" calcext:value-type="float">
            <text:p>0.0</text:p>
          </table:table-cell>
          <table:table-cell office:value-type="string" calcext:value-type="string">
            <text:p>B:</text:p>
          </table:table-cell>
          <table:table-cell office:value-type="float" office:value="2.27758007117" calcext:value-type="float">
            <text:p>2.3</text:p>
          </table:table-cell>
          <table:table-cell office:value-type="string" calcext:value-type="string">
            <text:p>TOTAL:</text:p>
          </table:table-cell>
          <table:table-cell office:value-type="float" office:value="2.27348255017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^CCleaning..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e!</text:p>
          </table:table-cell>
          <table:table-cell table:number-columns-repeated="5"/>
        </table:table-row>
        <table:table-row table:style-name="ro1" table:number-rows-repeated="104850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1:55:00.083539885</dc:date>
    <meta:editing-duration>PT38S</meta:editing-duration>
    <meta:editing-cycles>1</meta:editing-cycles>
    <meta:document-statistic meta:table-count="1" meta:cell-count="46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D67033940034ACCF9.svm"/>
      </style:chart-properties>
    </style:style>
    <style:style style:name="ch5" style:family="chart" style:data-style-name="N0">
      <style:chart-properties chart:display-label="true" chart:logarithmic="false" chart:minimum="0" chart:maximum="70" chart:origin="0" chart:interval-major="1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2">
      <style:chart-properties chart:display-label="true" chart:logarithmic="false" chart:minimum="-1000" chart:maximum="1000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horizontal-b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86cm" svg:height="21.118cm" xlink:href=".." xlink:type="simple" chart:class="chart:scatter" chart:style-name="ch1">
        <chart:title svg:x="5.295cm" svg:y="0.558cm" chart:style-name="ch2">
          <text:p>2019-10-04 Test data fill then pour 1 cup</text:p>
        </chart:title>
        <chart:legend chart:legend-position="end" svg:x="17.493cm" svg:y="10.26cm" style:legend-expansion="high" chart:style-name="ch3"/>
        <chart:plot-area chart:style-name="ch4" table:cell-range-address="test_new_coffee_plus_cup.A2:test_new_coffee_plus_cup.A66 test_new_coffee_plus_cup.G1:test_new_coffee_plus_cup.G66" chart:data-source-has-labels="row" svg:x="0.421cm" svg:y="1.927cm" svg:width="16.651cm" svg:height="18.769cm">
          <chartooo:coordinate-region svg:x="1.81cm" svg:y="2.126cm" svg:width="14.996cm" svg:height="18.371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test_new_coffee_plus_cup.G2:test_new_coffee_plus_cup.G66 test_new_coffee_plus_cup.G2:test_new_coffee_plus_cup.G66" chart:label-cell-address="test_new_coffee_plus_cup.G1:test_new_coffee_plus_cup.G1" chart:class="chart:scatter">
            <chart:domain table:cell-range-address="test_new_coffee_plus_cup.A2:test_new_coffee_plus_cup.A66"/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eight (grams)</text:p>
                <draw:g>
                  <svg:desc>test_new_coffee_plus_cup.G1:test_new_coffee_plus_cu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_new_coffee_plus_cup.A2:test_new_coffee_plus_cup.A66</svg:desc>
                </draw:g>
              </table:table-cell>
              <table:table-cell office:value-type="float" office:value="-2.25226038069">
                <text:p>-2.25226038069</text:p>
                <draw:g>
                  <svg:desc>test_new_coffee_plus_cup.G2:test_new_coffee_plus_cup.G66 test_new_coffee_plus_cup.G2:test_new_coffee_plus_cup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8291187924">
                <text:p>0.838291187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944702423">
                <text:p>2.8944702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775173">
                <text:p>2.6923775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9394113714">
                <text:p>4.09394113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1166050945">
                <text:p>2.91166050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749328684616">
                <text:p>-0.0749328684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5467405387">
                <text:p>-2.5467405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17486097957">
                <text:p>-0.17486097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11688433836">
                <text:p>0.1116884338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36102222213">
                <text:p>1.36102222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71087031492">
                <text:p>3.71087031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.30295954755">
                <text:p>5.30295954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.04902625549">
                <text:p>5.04902625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544306815373">
                <text:p>-0.054430681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07929359321">
                <text:p>4.079293593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5163415991">
                <text:p>1.5163415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17896652063">
                <text:p>4.17896652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08083599636">
                <text:p>1.08083599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53806319952">
                <text:p>-1.53806319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10621328545">
                <text:p>0.210621328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03245681381">
                <text:p>1.03245681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22399951588">
                <text:p>1.22399951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0599987897">
                <text:p>0.30599987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55918147279">
                <text:p>1.55918147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79115693724">
                <text:p>0.579115693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95094275792">
                <text:p>0.9950942757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39377905904">
                <text:p>0.339377905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68928979462">
                <text:p>0.268928979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64.533188826">
                <text:p>664.533188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73.93746797">
                <text:p>2573.93746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605.88845301">
                <text:p>2605.88845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05.0427214">
                <text:p>2605.0427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574.88884381">
                <text:p>2574.88884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576.35432">
                <text:p>2576.35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91.93538239">
                <text:p>2591.93538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90.32296595">
                <text:p>2590.32296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584.491459">
                <text:p>2584.491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586.32074694">
                <text:p>2586.32074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87.47217404">
                <text:p>2587.47217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588.83293197">
                <text:p>2588.83293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588.64411608">
                <text:p>2588.644116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587.98685038">
                <text:p>2587.98685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95.6898399">
                <text:p>2595.6898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941.1767158">
                <text:p>8941.1767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662.62143281">
                <text:p>9662.62143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818.05564426">
                <text:p>3818.05564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202.29312805">
                <text:p>8202.29312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15.79602912">
                <text:p>4915.79602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10.94672056">
                <text:p>2410.94672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412.78613018">
                <text:p>2412.78613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411.91421125">
                <text:p>2411.91421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411.58165769">
                <text:p>2411.581657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411.44587445">
                <text:p>2411.44587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410.35253809">
                <text:p>2410.35253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411.47938006">
                <text:p>2411.479380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413.04092563">
                <text:p>2413.04092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411.03774641">
                <text:p>2411.03774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55303664948">
                <text:p>4.55303664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898483552682">
                <text:p>-0.898483552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87901814064">
                <text:p>3.87901814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0332103347937">
                <text:p>-0.00332103347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939741287482">
                <text:p>-0.9397412874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455936702779">
                <text:p>-0.4559367027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27348255017">
                <text:p>2.27348255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-2.25226038069">
                <text:p>-2.25226038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.838291187924">
                <text:p>0.8382911879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.8944702423">
                <text:p>2.89447024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.6923775173">
                <text:p>2.6923775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4.09394113714">
                <text:p>4.09394113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.91166050945">
                <text:p>2.911660509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-0.0749328684616">
                <text:p>-0.0749328684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-2.5467405387">
                <text:p>-2.5467405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-0.17486097957">
                <text:p>-0.174860979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.111688433836">
                <text:p>0.1116884338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.36102222213">
                <text:p>1.36102222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3.71087031492">
                <text:p>3.710870314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5.30295954755">
                <text:p>5.302959547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5.04902625549">
                <text:p>5.049026255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-0.0544306815373">
                <text:p>-0.0544306815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4.07929359321">
                <text:p>4.07929359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1.5163415991">
                <text:p>1.5163415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4.17896652063">
                <text:p>4.17896652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.08083599636">
                <text:p>1.080835996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-1.53806319952">
                <text:p>-1.53806319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210621328545">
                <text:p>0.2106213285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.03245681381">
                <text:p>1.03245681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.22399951588">
                <text:p>1.22399951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30599987897">
                <text:p>0.305999878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.55918147279">
                <text:p>1.55918147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.579115693724">
                <text:p>0.579115693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.995094275792">
                <text:p>0.9950942757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.339377905904">
                <text:p>0.339377905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.268928979462">
                <text:p>0.268928979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664.533188826">
                <text:p>664.5331888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573.93746797">
                <text:p>2573.93746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605.88845301">
                <text:p>2605.88845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2605.0427214">
                <text:p>2605.0427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574.88884381">
                <text:p>2574.88884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576.35432">
                <text:p>2576.354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2591.93538239">
                <text:p>2591.935382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2590.32296595">
                <text:p>2590.322965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2584.491459">
                <text:p>2584.491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586.32074694">
                <text:p>2586.32074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587.47217404">
                <text:p>2587.472174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588.83293197">
                <text:p>2588.832931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2588.64411608">
                <text:p>2588.644116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2587.98685038">
                <text:p>2587.986850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2595.6898399">
                <text:p>2595.6898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8941.1767158">
                <text:p>8941.1767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9662.62143281">
                <text:p>9662.621432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3818.05564426">
                <text:p>3818.05564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8202.29312805">
                <text:p>8202.293128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4915.79602912">
                <text:p>4915.79602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410.94672056">
                <text:p>2410.94672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412.78613018">
                <text:p>2412.78613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2411.91421125">
                <text:p>2411.91421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411.58165769">
                <text:p>2411.581657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2411.44587445">
                <text:p>2411.44587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410.35253809">
                <text:p>2410.352538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2411.47938006">
                <text:p>2411.479380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2413.04092563">
                <text:p>2413.040925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2411.03774641">
                <text:p>2411.037746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4.55303664948">
                <text:p>4.553036649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-0.898483552682">
                <text:p>-0.8984835526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3.87901814064">
                <text:p>3.879018140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-0.00332103347937">
                <text:p>-0.003321033479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-0.939741287482">
                <text:p>-0.9397412874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-0.455936702779">
                <text:p>-0.4559367027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2.27348255017">
                <text:p>2.27348255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